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number-rows-repeated="1048504">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8">00/00/0000</text:date>, <text:time style:data-style-name="N2" text:time-value="00:18:23.45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8T00:23:30.943000000</dc:date>
    <meta:editing-duration>PT8H18M44S</meta:editing-duration>
    <meta:editing-cycles>256</meta:editing-cycles>
    <meta:document-statistic meta:table-count="1" meta:cell-count="283" meta:object-count="0"/>
  </office:meta>
</office:document-meta>
</file>